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Noto Sans', Ubuntu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37e0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44d1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rsid="00069c0c" officeooo:paragraph-rsid="00069c0c"/>
    </style:style>
    <style:style style:name="T1" style:family="text">
      <style:text-properties fo:font-variant="normal" fo:text-transform="none" fo:color="#000000" style:font-name="apple-system" fo:font-size="10.5pt" fo:letter-spacing="normal" fo:font-style="normal"/>
    </style:style>
    <style:style style:name="T2" style:family="text">
      <style:text-properties fo:font-variant="normal" fo:text-transform="none" fo:color="#000000" style:font-name="apple-system" fo:font-size="10.5pt" fo:letter-spacing="normal" fo:font-style="normal" officeooo:rsid="00037e07"/>
    </style:style>
    <style:style style:name="T3" style:family="text">
      <style:text-properties fo:font-variant="normal" fo:text-transform="none" fo:color="#000000" style:font-name="apple-system" fo:font-size="10.5pt" fo:letter-spacing="normal" fo:font-style="normal" officeooo:rsid="00044d19"/>
    </style:style>
    <style:style style:name="T4" style:family="text">
      <style:text-properties fo:font-variant="normal" fo:text-transform="none" fo:color="#000000" style:font-name="apple-system" fo:font-size="10.5pt" fo:letter-spacing="normal" fo:font-style="normal" officeooo:rsid="00037e07" fo:background-color="#ffff00" loext:char-shading-value="0"/>
    </style:style>
    <style:style style:name="T5" style:family="text">
      <style:text-properties fo:font-variant="normal" fo:text-transform="none" fo:color="#000000" style:font-name="apple-system" fo:font-size="10.5pt" fo:letter-spacing="normal" fo:font-style="normal" officeooo:rsid="00037e07" fo:background-color="#ffff00" loext:char-shading-value="0"/>
    </style:style>
    <style:style style:name="T6" style:family="text">
      <style:text-properties fo:font-variant="normal" fo:text-transform="none" fo:color="#000000" style:font-name="apple-system" fo:font-size="10.5pt" fo:letter-spacing="normal" fo:font-style="normal" officeooo:rsid="00044d19" fo:background-color="#ffff00" loext:char-shading-value="0"/>
    </style:style>
    <style:style style:name="T7" style:family="text">
      <style:text-properties fo:font-variant="normal" fo:text-transform="none" fo:color="#000000" style:font-name="apple-system" fo:font-size="10.5pt" fo:letter-spacing="normal" fo:font-style="normal" officeooo:rsid="00044d19" fo:background-color="#ffff00" loext:char-shading-value="0"/>
    </style:style>
    <style:style style:name="T8" style:family="text">
      <style:text-properties fo:font-variant="normal" fo:text-transform="none" fo:color="#000000" style:font-name="apple-system" fo:letter-spacing="normal" fo:font-style="normal" officeooo:rsid="00037e07"/>
    </style:style>
    <style:style style:name="T9" style:family="text">
      <style:text-properties fo:font-variant="normal" fo:text-transform="none" fo:color="#000000" style:font-name="apple-system" fo:font-size="14pt" fo:letter-spacing="normal" fo:font-style="normal" officeooo:rsid="00037e07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9">Без групп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HUB+0002D326&gt;</text:span></text:span></text:p>
      <text:p text:style-name="P1"><text:span text:style-name="Strong_20_Emphasis"><text:span text:style-name="T2">1:47:34.558 DEBUG hts_packet <text:s/>eth <text:s/>&gt; 0002D326 00000000 021C4A 00 00 19 UPDATES 0B 050B 0521 050002D326 054F 05FFB0 05FEFE 05</text:span></text:span></text:p>
      <text:p text:style-name="P1"><text:span text:style-name="Strong_20_Emphasis"><text:span text:style-name="T2">1:47:34.626 SPEW hts_packet <text:s/>eth <text:s/>&lt; 00000000 0002D326 021C4B 00 00 16 ANSWER 00 0500 05021C4A 05</text:span></text:span></text:p>
      <text:p text:style-name="P1"><text:span text:style-name="Strong_20_Emphasis"><text:span text:style-name="T2">1:47:35.425 INFO hts_packet <text:s/>eth <text:s/>&lt; 23F048C9 0002D326 021C4C 55 00 04 SECURITY 00 0500 0500002B67 0500 05</text:span></text:span></text:p>
      <text:p text:style-name="P1"><text:span text:style-name="Strong_20_Emphasis"><text:span text:style-name="T2">1:47:35.426 DEBUG hts <text:s/>hts_try_arm_handler get_hub_armPreventionMode()=1</text:span></text:span></text:p>
      <text:p text:style-name="P1"><text:span text:style-name="Strong_20_Emphasis"><text:span text:style-name="T2">1:47:35.426 DEBUG hts <text:s/>ignore_alarms=0 full=1</text:span></text:span></text:p>
      <text:p text:style-name="P1"><text:span text:style-name="Strong_20_Emphasis"><text:span text:style-name="T2">1:47:35.515 INFO hts_packet <text:s/>eth <text:s/>&gt; 0002D326 00000000 021C4E 00 00 08 ALARM 02 0502 0522 0523F048C9 0524 05FDFD063600D050B36A 05FDFD0301210002D32604210002</text:span></text:span></text:p>
      <text:p text:style-name="P1"><text:span text:style-name="Strong_20_Emphasis"><text:span text:style-name="T2">&gt; D3260001003F0C0B20 05</text:span></text:span></text:p>
      <text:p text:style-name="P1"><text:span text:style-name="Strong_20_Emphasis"><text:span text:style-name="T2">1:47:35.516 INFO hts_packet <text:s/>eth <text:s/>&gt; 0002D326 23F048C9 021C4F 55 00 16 ANSWER 03 0503 05FDFD0301210002D32604210002D3260001003F0C0B20 05</text:span></text:span></text:p>
      <text:p text:style-name="P1"><text:span text:style-name="Strong_20_Emphasis"><text:span text:style-name="T2">1:47:35.585 SPEW hts_packet <text:s/>eth <text:s/>&lt; 23F048C9 0002D326 021C50 55 00 16 ANSWER 00 0500 05021C4F 05</text:span></text:span></text:p>
      <text:p text:style-name="P1"><text:span text:style-name="Strong_20_Emphasis"><text:span text:style-name="T2">1:47:35.596 SPEW hts_packet <text:s/>eth <text:s/>&lt; 00000000 0002D326 021C51 00 00 16 ANSWER 00 0500 05021C4E 05</text:span></text:span></text:p>
      <text:p text:style-name="P1"><text:span text:style-name="Strong_20_Emphasis"><text:span text:style-name="T2">1:47:38.197 INFO hts_packet <text:s/>eth <text:s/>&lt; 23F048C9 0002D326 021C52 56 00 04 SECURITY 00 0500 0500002B67 0501 05</text:span></text:span></text:p>
      <text:p text:style-name="P1"><text:span text:style-name="Strong_20_Emphasis"><text:span text:style-name="T2">1:47:38.198 DEBUG hts <text:s/>hts_try_arm_handler get_hub_armPreventionMode()=1</text:span></text:span></text:p>
      <text:p text:style-name="P1"><text:span text:style-name="Strong_20_Emphasis"><text:span text:style-name="T2">1:47:38.198 DEBUG hts <text:s/>ignore_alarms=1 full=1</text:span></text:span></text:p>
      <text:p text:style-name="P1"><text:span text:style-name="Strong_20_Emphasis"><text:span text:style-name="T2">1:47:38.261 INFO hts_packet <text:s/>eth <text:s/>&gt; 0002D326 00000000 021C54 00 00 08 ALARM 02 0502 0522 0523F048C9 0526 05FDFD063600D050B36C 05FDFD0301210002D32604210002</text:span></text:span></text:p>
      <text:p text:style-name="P1"><text:span text:style-name="Strong_20_Emphasis"><text:span text:style-name="T2">&gt; D3260001003F0C0B20 05FDFD020000000190010001F500000091000100000000012D000100000000008200010001 05FDFD01000201 05</text:span></text:span></text:p>
      <text:p text:style-name="P1"><text:span text:style-name="Strong_20_Emphasis"><text:span text:style-name="T2">1:47:38.263 INFO hts_packet <text:s/>eth <text:s/>&gt; 0002D326 23F048C9 021C55 56 00 16 ANSWER 02 0502 0538117994 05</text:span></text:span></text:p>
      <text:p text:style-name="P1"><text:span text:style-name="Strong_20_Emphasis"><text:span text:style-name="T2">1:47:38.330 SPEW hts_packet <text:s/>eth <text:s/>&lt; 23F048C9 0002D326 021C56 56 00 16 ANSWER 00 0500 05021C55 05</text:span></text:span></text:p>
      <text:p text:style-name="P1"><text:span text:style-name="Strong_20_Emphasis"><text:span text:style-name="T2">1:47:38.340 SPEW hts_packet <text:s/>eth <text:s/>&lt; 00000000 0002D326 021C57 00 00 16 ANSWER 00 0500 05021C54 05</text:span></text:span></text:p>
      <text:p text:style-name="P1"><text:span text:style-name="Strong_20_Emphasis"><text:span text:style-name="T2">1:47:38.623 DEBUG hts_packet <text:s/>eth <text:s/>&gt; 0002D326 00000000 021C58 00 00 19 UPDATES 0B 050B 0521 050002D326 0508 0501 0534 05FF9F 0589 0501 05FEFE 05</text:span></text:span></text:p>
      <text:p text:style-name="P1"><text:span text:style-name="Strong_20_Emphasis"><text:span text:style-name="T2">1:47:38.690 SPEW hts_packet <text:s/>eth <text:s/>&lt; 00000000 0002D326 021C59 00 00 16 ANSWER 00 0500 05021C58 05</text:span></text:span></text:p>
      <text:p text:style-name="P1"><text:span text:style-name="Strong_20_Emphasis"><text:span text:style-name="T2">1:47:39.460 DEBUG hts_packet <text:s/>eth <text:s/>&gt; 0002D326 00000000 021C5A 00 00 19 UPDATES 0B 050B 0521 050002D326 054F 05FFA0 05FEFE 05</text:span></text:span></text:p>
      <text:p text:style-name="P1"><text:span text:style-name="Strong_20_Emphasis"><text:span text:style-name="T2">1:47:39.528 SPEW hts_packet <text:s/>eth <text:s/>&lt; 00000000 0002D326 021C5B 00 00 16 ANSWER 00 0500 05021C5A 05</text:span></text:span></text:p>
      <text:p text:style-name="P1"><text:span text:style-name="Strong_20_Emphasis"><text:span text:style-name="T2">HUB+0002D326&gt;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oft-page-break/><text:span text:style-name="Strong_20_Emphasis"><text:span text:style-name="T2">с группой</text:span></text:span></text:p>
      <text:p text:style-name="P1"><text:span text:style-name="Strong_20_Emphasis"><text:span text:style-name="T2">HUB+0002D326&gt;</text:span></text:span></text:p>
      <text:p text:style-name="P1"><text:span text:style-name="Strong_20_Emphasis"><text:span text:style-name="T2">1:49:14.284 INFO hts_packet <text:s/>eth <text:s/>&lt; 23F048C9 0002D326 021C7D 5A 00 04 SECURITY 00 0500 0500002B67 0500 05</text:span></text:span></text:p>
      <text:p text:style-name="P1"><text:span text:style-name="Strong_20_Emphasis"><text:span text:style-name="T2">1:49:14.285 DEBUG hts <text:s/>hts_try_arm_handler get_hub_armPreventionMode()=1</text:span></text:span></text:p>
      <text:p text:style-name="P1"><text:span text:style-name="Strong_20_Emphasis"><text:span text:style-name="T2">1:49:14.285 DEBUG hts <text:s/>ignore_alarms=0 full=1</text:span></text:span></text:p>
      <text:p text:style-name="P1"><text:span text:style-name="Strong_20_Emphasis"><text:span text:style-name="T2">1:49:14.369 INFO hts_packet <text:s/>eth <text:s/>&gt; 0002D326 00000000 021C7F 00 00 08 ALARM 02 0502 0522 0523F048C9 0524 05FDFD063600D050B3B0 05FDFD0301210002D32604210002</text:span></text:span></text:p>
      <text:p text:style-name="P1"><text:span text:style-name="Strong_20_Emphasis"><text:span text:style-name="T2">&gt; D3260001003F0C0B20 05</text:span></text:span></text:p>
      <text:p text:style-name="P1"><text:span text:style-name="Strong_20_Emphasis"><text:span text:style-name="T2">1:49:14.370 INFO hts_packet <text:s/>eth <text:s/>&gt; 0002D326 23F048C9 021C80 5A 00 16 ANSWER 03 0503 05FDFD0301210002D32604210002D3260001003F0C0B20 05</text:span></text:span></text:p>
      <text:p text:style-name="P1"><text:span text:style-name="Strong_20_Emphasis"><text:span text:style-name="T2">1:49:14.438 SPEW hts_packet <text:s/>eth <text:s/>&lt; 23F048C9 0002D326 021C81 5A 00 16 ANSWER 00 0500 05021C80 05</text:span></text:span></text:p>
      <text:p text:style-name="P1"><text:span text:style-name="Strong_20_Emphasis"><text:span text:style-name="T2">1:49:14.449 SPEW hts_packet <text:s/>eth <text:s/>&lt; 00000000 0002D326 021C82 00 00 16 ANSWER 00 0500 05021C7F 05</text:span></text:span></text:p>
      <text:p text:style-name="P1"><text:span text:style-name="Strong_20_Emphasis"><text:span text:style-name="T2">HUB+0002D326&gt;</text:span></text:span></text:p>
      <text:p text:style-name="P1"><text:span text:style-name="Strong_20_Emphasis"><text:span text:style-name="T2">HUB+0002D326&gt;</text:span></text:span></text:p>
      <text:p text:style-name="P1"><text:span text:style-name="Strong_20_Emphasis"><text:span text:style-name="T2">HUB+0002D326&gt;</text:span></text:span></text:p>
      <text:p text:style-name="P1"><text:span text:style-name="Strong_20_Emphasis"><text:span text:style-name="T2">1:49:17.429 INFO hts_packet <text:s/>eth <text:s/>&lt; 23F048C9 0002D326 021C83 5B 00 04 SECURITY 00 0500 0500002B67 0501 05</text:span></text:span></text:p>
      <text:p text:style-name="P1"><text:span text:style-name="Strong_20_Emphasis"><text:span text:style-name="T2">1:49:17.430 DEBUG hts <text:s/>hts_try_arm_handler get_hub_armPreventionMode()=1</text:span></text:span></text:p>
      <text:p text:style-name="P1"><text:span text:style-name="Strong_20_Emphasis"><text:span text:style-name="T2">1:49:17.430 DEBUG hts <text:s/>ignore_alarms=1 full=1</text:span></text:span></text:p>
      <text:p text:style-name="P1"><text:span text:style-name="Strong_20_Emphasis"><text:span text:style-name="T2">1:49:17.472 INFO hts_packet <text:s/>eth <text:s/>&gt; 0002D326 00000000 021C85 00 00 08 ALARM 02 0502 0522 0523F048C9 0526 05FDFD063600D050B3B3 05FDFD0301210002D32604210002</text:span></text:span></text:p>
      <text:p text:style-name="P1"><text:span text:style-name="Strong_20_Emphasis"><text:span text:style-name="T2">&gt; D3260001003F0C0B20 05FDFD020000000190010001F500000091000100000000012D000100000000008200010001 05FDFD01000102 05FDFD04000102</text:span></text:span></text:p>
      <text:p text:style-name="P1"><text:span text:style-name="Strong_20_Emphasis"><text:span text:style-name="T2">&gt; <text:s/>05002D326&gt;</text:span></text:span></text:p>
      <text:p text:style-name="P1"><text:span text:style-name="Strong_20_Emphasis"><text:span text:style-name="T2">1:49:17.474 INFO hts_packet <text:s/>eth <text:s/>&gt; 0002D326 23F048C9 021C86 5B 00 16 ANSWER 02 0502 057E1AD7DC 05</text:span></text:span></text:p>
      <text:p text:style-name="P1"><text:span text:style-name="Strong_20_Emphasis"><text:span text:style-name="T2">1:49:17.541 SPEW hts_packet <text:s/>eth <text:s/>&lt; 23F048C9 0002D326 021C87 5B 00 16 ANSWER 00 0500 05021C86 05</text:span></text:span></text:p>
      <text:p text:style-name="P1"><text:span text:style-name="Strong_20_Emphasis"><text:span text:style-name="T2">1:49:17.551 SPEW hts_packet <text:s/>eth <text:s/>&lt; 00000000 0002D326 021C88 00 00 16 ANSWER 00 0500 05021C85 05</text:span></text:span></text:p>
      <text:p text:style-name="P1"><text:span text:style-name="Strong_20_Emphasis"><text:span text:style-name="T2">1:49:17.595 DEBUG hts_packet <text:s/>eth <text:s/>&gt; 0002D326 00000000 021C89 00 00 19 UPDATES 0B 050B 0521 050002D326 0508 0501 0589 0501 05FEFE 0523 0500000001 050636 05</text:span></text:span></text:p>
      <text:p text:style-name="P1"><text:span text:style-name="Strong_20_Emphasis"><text:span text:style-name="T2">&gt; 01 05FEFE 0523 0500000002 050636 0501 05FEFE 05</text:span></text:span></text:p>
      <text:p text:style-name="P1"><text:span text:style-name="Strong_20_Emphasis"><text:span text:style-name="T2">1:49:17.664 SPEW hts_packet <text:s/>eth <text:s/>&lt; 00000000 0002D326 021C8A 00 00 16 ANSWER 00 0500 05021C89 05</text:span></text:span></text:p>
      <text:p text:style-name="P1"><text:span text:style-name="Strong_20_Emphasis"><text:span text:style-name="T2">1:49:21.650 DEBUG hts_packet <text:s/>eth <text:s/>&gt; 0002D326 00000000 021C8B 00 00 19 UPDATES 0B 050B 0521 050002D326 0534 05FFA0 054F 05FFA0 05FEFE 05</text:span></text:span></text:p>
      <text:p text:style-name="P1"><text:span text:style-name="Strong_20_Emphasis"><text:span text:style-name="T2">1:49:21.718 SPEW hts_packet <text:s/>eth <text:s/>&lt; 00000000 0002D326 021C8C 00 00 16 ANSWER 00 0500 05021C8B 05</text:span></text:span></text:p>
      <text:p text:style-name="P1"><text:span text:style-name="Strong_20_Emphasis"><text:span text:style-name="T2">1:49:22.607 DEBUG hts_packet <text:s/>eth <text:s/>&gt; 0002D326 00000000 021C8D 00 00 19 UPDATES 0B 050B 0521 050002D326 054F 05FFAF 05FEFE 05</text:span></text:span></text:p>
      <text:p text:style-name="P1"><text:span text:style-name="Strong_20_Emphasis"><text:span text:style-name="T2">1:49:22.674 SPEW hts_packet <text:s/>eth <text:s/>&lt; 00000000 0002D326 021C8E 00 00 16 ANSWER 00 0500 05021C8D 05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oft-page-break/><text:span text:style-name="Strong_20_Emphasis"><text:span text:style-name="T2">с гр 2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HUB+0002D326&gt;</text:span></text:span></text:p>
      <text:p text:style-name="P1"><text:span text:style-name="Strong_20_Emphasis"><text:span text:style-name="T2">1:57:03.441 INFO hts_packet <text:s/>eth <text:s/>&lt; 23F048C9 0002D326 021CEF 67 00 04 SECURITY 00 0500 0500002B67 0500 05</text:span></text:span></text:p>
      <text:p text:style-name="P1"><text:span text:style-name="Strong_20_Emphasis"><text:span text:style-name="T2">1:57:03.442 DEBUG hts <text:s/>hts_try_arm_handler get_hub_armPreventionMode()=1</text:span></text:span></text:p>
      <text:p text:style-name="P1"><text:span text:style-name="Strong_20_Emphasis"><text:span text:style-name="T2">1:57:03.442 DEBUG hts <text:s/>ignore_alarms=0 full=1</text:span></text:span></text:p>
      <text:p text:style-name="P1"><text:span text:style-name="Strong_20_Emphasis"><text:span text:style-name="T2">1:57:03.476 INFO hts_packet <text:s/>eth <text:s/>&gt; 0002D326 00000000 021CF1 00 00 08 ALARM 02 0502 0522 0523F048C9 0524 05FDFD063600D050B4F5 05FDFD0301210002D32604210002</text:span></text:span></text:p>
      <text:p text:style-name="P1"><text:span text:style-name="Strong_20_Emphasis"><text:span text:style-name="T2">&gt; D3260001003F0C0B20 05</text:span></text:span></text:p>
      <text:p text:style-name="P1"><text:span text:style-name="Strong_20_Emphasis"><text:span text:style-name="T2">1:57:03.477 INFO hts_packet <text:s/>eth <text:s/>&gt; 0002D326 23F048C9 021CF2 67 00 16 ANSWER 03 0503 05FDFD0301210002D32604210002D3260001003F0C0B20 05</text:span></text:span></text:p>
      <text:p text:style-name="P1"><text:span text:style-name="Strong_20_Emphasis"><text:span text:style-name="T2">1:57:03.547 SPEW hts_packet <text:s/>eth <text:s/>&lt; 23F048C9 0002D326 021CF3 67 00 16 ANSWER 00 0500 05021CF2 05</text:span></text:span></text:p>
      <text:p text:style-name="P1"><text:span text:style-name="Strong_20_Emphasis"><text:span text:style-name="T2">1:57:03.559 SPEW hts_packet <text:s/>eth <text:s/>&lt; 00000000 0002D326 021CF4 00 00 16 ANSWER 00 0500 05021CF1 05</text:span></text:span></text:p>
      <text:p text:style-name="P1"><text:span text:style-name="Strong_20_Emphasis"><text:span text:style-name="T2">1</text:span></text:span><text:span text:style-name="Strong_20_Emphasis"><text:span text:style-name="T5">:57:06.082 INFO hts_packet <text:s/>eth <text:s/>&lt; 23F048C9 0002D326 021CF5 68 00 04 SECURITY 00 0500 0500002B67 0501 05</text:span></text:span></text:p>
      <text:p text:style-name="P1"><text:span text:style-name="Strong_20_Emphasis"><text:span text:style-name="T5">1:57:06.082 DEBUG hts <text:s/>hts_try_arm_handler get_hub_armPreventionMode()=1</text:span></text:span></text:p>
      <text:p text:style-name="P1"><text:span text:style-name="Strong_20_Emphasis"><text:span text:style-name="T5">1:57:06.083 DEBUG hts <text:s/>ignore_alarms=1 full=1</text:span></text:span></text:p>
      <text:p text:style-name="P1"><text:span text:style-name="Strong_20_Emphasis"><text:span text:style-name="T5">1:57:06.103 INFO hts_packet <text:s/>eth <text:s/>&gt; 0002D326 00000000 021CF7 00 00 08 ALARM 02 0502 0522 0523F048C9 0526 05FDFD063600D050B4F7 05FDFD0301210002D32604210002</text:span></text:span></text:p>
      <text:p text:style-name="P1"><text:span text:style-name="Strong_20_Emphasis"><text:span text:style-name="T5">&gt; D3260001003F0C0B20 05FDFD020000000190010001F500000091000100000000012D000100000000008200010001 05FDFD01000102 05FDFD04000102</text:span></text:span></text:p>
      <text:p text:style-name="P1"><text:span text:style-name="Strong_20_Emphasis"><text:span text:style-name="T5">&gt; <text:s/>05002D326&gt;</text:span></text:span></text:p>
      <text:p text:style-name="P1"><text:span text:style-name="Strong_20_Emphasis"><text:span text:style-name="T5">1:57:06.105 INFO hts_packet <text:s/>eth <text:s/>&gt; 0002D326 23F048C9 021CF8 68 00 16 ANSWER 02 0502 057E1AD7DC 05</text:span></text:span></text:p>
      <text:p text:style-name="P1"><text:span text:style-name="Strong_20_Emphasis"><text:span text:style-name="T5">1:57:06.171 SPEW hts_packet <text:s/>eth <text:s/>&lt; 23F048C9 0002D326 021CF9 68 00 16 ANSWER 00 0500 05021CF8 05</text:span></text:span></text:p>
      <text:p text:style-name="P1"><text:span text:style-name="Strong_20_Emphasis"><text:span text:style-name="T5">1:57:06.182 SPEW hts_packet <text:s/>eth <text:s/>&lt; 00000000 0002D326 021CFA 00 00 16 ANSWER 00 0500 05021CF7 05</text:span></text:span></text:p>
      <text:p text:style-name="P1"><text:span text:style-name="Strong_20_Emphasis"><text:span text:style-name="T5">1:57:06.703 DEBUG hts_packet <text:s/>eth <text:s/>&gt; 0002D326 00000000 021CFB 00 00 19 UPDATES 0B 050B 0521 050002D326 0508 0501 0589 0501 05FEFE 0523 0500000001 050636 05</text:span></text:span></text:p>
      <text:p text:style-name="P1"><text:span text:style-name="Strong_20_Emphasis"><text:span text:style-name="T5">&gt; 01 05FEFE 0523 0500000002 050636 0501 05FEFE 05</text:span></text:span></text:p>
      <text:p text:style-name="P1"><text:span text:style-name="Strong_20_Emphasis"><text:span text:style-name="T5">1:57:06.772 SPEW hts_packet <text:s/>eth <text:s/>&lt; 00000000 0002D326 021CFC 00 00 16 ANSWER 00 0500 05021CFB 05</text:span></text:span></text:p>
      <text:p text:style-name="P1"><text:span text:style-name="Strong_20_Emphasis"><text:span text:style-name="T5">HUB+0002D326&gt;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>без 2</text:span></text:span></text:p>
      <text:p text:style-name="P1"><text:span text:style-name="Strong_20_Emphasis"><text:span text:style-name="T2"/></text:span></text:p>
      <text:p text:style-name="P2"><text:soft-page-break/><text:span text:style-name="Strong_20_Emphasis"><text:span text:style-name="T3">HUB+0002D326&gt;</text:span></text:span></text:p>
      <text:p text:style-name="P2"><text:span text:style-name="Strong_20_Emphasis"><text:span text:style-name="T3">1:58:01.094 INFO hts_packet <text:s/>eth <text:s/>&lt; 23F048C9 0002D326 021D1C 6C 00 04 SECURITY 00 0500 0500002B67 0500 05</text:span></text:span></text:p>
      <text:p text:style-name="P2"><text:span text:style-name="Strong_20_Emphasis"><text:span text:style-name="T3">1:58:01.094 DEBUG hts <text:s/>hts_try_arm_handler get_hub_armPreventionMode()=1</text:span></text:span></text:p>
      <text:p text:style-name="P2"><text:span text:style-name="Strong_20_Emphasis"><text:span text:style-name="T3">1:58:01.095 DEBUG hts <text:s/>ignore_alarms=0 full=1</text:span></text:span></text:p>
      <text:p text:style-name="P2"><text:span text:style-name="Strong_20_Emphasis"><text:span text:style-name="T3">1:58:01.102 INFO hts_packet <text:s/>eth <text:s/>&gt; 0002D326 00000000 021D1E 00 00 08 ALARM 02 0502 0522 0523F048C9 0524 05FDFD063600D050B520 05FDFD0301210002D32604210002</text:span></text:span></text:p>
      <text:p text:style-name="P2"><text:span text:style-name="Strong_20_Emphasis"><text:span text:style-name="T3">&gt; D3260001003F0C0B20 05</text:span></text:span></text:p>
      <text:p text:style-name="P2"><text:span text:style-name="Strong_20_Emphasis"><text:span text:style-name="T3">1:58:01.103 INFO hts_packet <text:s/>eth <text:s/>&gt; 0002D326 23F048C9 021D1F 6C 00 16 ANSWER 03 0503 05FDFD0301210002D32604210002D3260001003F0C0B20 05</text:span></text:span></text:p>
      <text:p text:style-name="P2"><text:span text:style-name="Strong_20_Emphasis"><text:span text:style-name="T3">1:58:01.168 SPEW hts_packet <text:s/>eth <text:s/>&lt; 23F048C9 0002D326 021D20 6C 00 16 ANSWER 00 0500 05021D1F 05</text:span></text:span></text:p>
      <text:p text:style-name="P2"><text:span text:style-name="Strong_20_Emphasis"><text:span text:style-name="T3">1:58:01.180 SPEW hts_packet <text:s/>eth <text:s/>&lt; 00000000 0002D326 021D21 00 00 16 ANSWER 00 0500 05021D1E 05</text:span></text:span></text:p>
      <text:p text:style-name="P2"><text:span text:style-name="Strong_20_Emphasis"><text:span text:style-name="T3">1:58:02.313 INFO hts_packet <text:s/>eth <text:s/>&lt; 23F048C9 0002D326 021D22 6D 00 04 SECURITY 00 0500 0500002B67 0501 05</text:span></text:span></text:p>
      <text:p text:style-name="P2"><text:span text:style-name="Strong_20_Emphasis"><text:span text:style-name="T7">1:58:02.314 DEBUG hts <text:s/>hts_try_arm_handler get_hub_armPreventionMode()=1</text:span></text:span></text:p>
      <text:p text:style-name="P2"><text:span text:style-name="Strong_20_Emphasis"><text:span text:style-name="T7">1:58:02.314 DEBUG hts <text:s/>ignore_alarms=1 full=1</text:span></text:span></text:p>
      <text:p text:style-name="P2"><text:span text:style-name="Strong_20_Emphasis"><text:span text:style-name="T7">1:58:02.416 INFO hts_packet <text:s/>eth <text:s/>&gt; 0002D326 00000000 021D24 00 00 08 ALARM 02 0502 0522 0523F048C9 0526 05FDFD063600D050B521 05FDFD0301210002D32604210002</text:span></text:span></text:p>
      <text:p text:style-name="P2"><text:span text:style-name="Strong_20_Emphasis"><text:span text:style-name="T7">&gt; D3260001003F0C0B20 05FDFD020000000190010001F500000091000100000000012D000100000000008200010001 05FDFD01000201 05</text:span></text:span></text:p>
      <text:p text:style-name="P2"><text:span text:style-name="Strong_20_Emphasis"><text:span text:style-name="T7">1:58:02.418 INFO hts_packet <text:s/>eth <text:s/>&gt; 0002D326 23F048C9 021D25 6D 00 16 ANSWER 02 0502 05F1651036 05</text:span></text:span></text:p>
      <text:p text:style-name="P2"><text:span text:style-name="Strong_20_Emphasis"><text:span text:style-name="T7">1:58:02.485 SPEW hts_packet <text:s/>eth <text:s/>&lt; 23F048C9 0002D326 021D26 6D 00 16 ANSWER 00 0500 05021D25 05</text:span></text:span></text:p>
      <text:p text:style-name="P2"><text:span text:style-name="Strong_20_Emphasis"><text:span text:style-name="T7">1:58:02.496 SPEW hts_packet <text:s/>eth <text:s/>&lt; 00000000 0002D326 021D27 00 00 16 ANSWER 00 0500 05021D24 05</text:span></text:span></text:p>
      <text:p text:style-name="P2"><text:span text:style-name="Strong_20_Emphasis"><text:span text:style-name="T7">1:58:02.659 DEBUG hts_packet <text:s/>eth <text:s/>&gt; 0002D326 00000000 021D28 00 00 19 UPDATES 0B 050B 0521 050002D326 0508 0501 0589 0501 05FEFE 05</text:span></text:span></text:p>
      <text:p text:style-name="P2"><text:span text:style-name="Strong_20_Emphasis"><text:span text:style-name="T7">1:58:02.727 SPEW hts_packet <text:s/>eth <text:s/>&lt; 00000000 0002D326 021D29 00 00 16 ANSWER 00 0500 05021D28 05</text:span></text:span></text:p>
      <text:p text:style-name="P2"><text:span text:style-name="Strong_20_Emphasis"><text:span text:style-name="T7">HUB+0002D326&gt;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3"><text:soft-page-break/>D050C6F1 <text:s/>3494954737</text:p>
      <text:p text:style-name="P3"/>
      <text:p text:style-name="P3">D050C726 <text:s/>3494954790</text:p>
      <text:p text:style-name="P3"/>
      <text:p text:style-name="P3">D050C737 <text:s/>34949548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Noto Sans', Ubuntu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1:58:32.715759049</meta:creation-date>
    <dc:date>2020-07-28T14:04:18.866585303</dc:date>
    <meta:editing-duration>PT35M15S</meta:editing-duration>
    <meta:editing-cycles>1</meta:editing-cycles>
    <meta:document-statistic meta:table-count="0" meta:image-count="0" meta:object-count="0" meta:page-count="5" meta:paragraph-count="101" meta:word-count="1137" meta:character-count="8245" meta:non-whitespace-character-count="7076"/>
    <meta:generator>LibreOffice/5.1.6.2$Linux_X86_64 LibreOffice_project/10m0$Build-2</meta:generator>
  </office:meta>
</office:document-meta>
</file>